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 style:list-style-name="L1">
      <style:text-properties style:language-asian="ja" style:country-asian="JP"/>
    </style:style>
    <style:style style:name="P3" style:family="paragraph" style:parent-style-name="Standard" style:list-style-name="L2">
      <style:text-properties style:language-asian="ja" style:country-asian="JP"/>
    </style:style>
    <style:style style:name="P4" style:family="paragraph" style:parent-style-name="Standard" style:list-style-name="L3">
      <style:text-properties style:language-asian="ja" style:country-asian="JP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language-asian="ja" style:country-asian="JP" style:font-weight-asian="bold" style:font-weight-complex="bold"/>
    </style:style>
    <style:style style:name="P6" style:family="paragraph" style:parent-style-name="Standard">
      <style:text-properties fo:font-size="10.5pt" style:font-size-asian="10.5pt" style:language-asian="ja" style:country-asian="JP" style:font-size-complex="10.5pt"/>
    </style:style>
    <style:style style:name="T1" style:family="text">
      <style:text-properties style:font-name="Lucida Console"/>
    </style:style>
    <style:style style:name="T2" style:family="text">
      <style:text-properties style:font-name="Lucida Console" fo:font-size="10pt" style:font-size-asian="10pt" style:font-size-complex="10pt"/>
    </style:style>
    <style:style style:name="T3" style:family="text">
      <style:text-properties style:font-name="Lucida Console" fo:font-size="10.5pt" style:font-size-asian="10.5pt" style:font-size-complex="10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unication between Task Controller and Task Distribution</text:p>
      <text:p text:style-name="P1"/>
      <text:p text:style-name="P1">Basic ideas:</text:p>
      <text:list xml:id="list2730352908356136276" text:style-name="L3">
        <text:list-item>
          <text:p text:style-name="P4">Problem Controller handles coordinate resolution, then generates groups of unique centroids.</text:p>
        </text:list-item>
        <text:list-item>
          <text:p text:style-name="P4">Tasks and centroid groups are then sent to separate Problem Distributions</text:p>
        </text:list-item>
        <text:list-item>
          <text:p text:style-name="P4">Problem Distributions start optimizing their respective task sequences</text:p>
        </text:list-item>
        <text:list-item>
          <text:p text:style-name="P4">When a Problem Distribution gets an improvement, the worst Task Distribution is killed by the Controller, then Controller initializes a new Distribution that is crossover of 2 best distributions available</text:p>
        </text:list-item>
        <text:list-item>
          <text:p text:style-name="P4"/>
        </text:list-item>
      </text:list>
      <text:p text:style-name="P1"/>
      <text:p text:style-name="P1"/>
      <text:p text:style-name="P1">Supported Commands (Controller → Distribution):</text:p>
      <text:list xml:id="list5292709907200268633" text:style-name="L1">
        <text:list-item>
          <text:p text:style-name="P2">Start Task</text:p>
        </text:list-item>
        <text:list-item>
          <text:p text:style-name="P2">Get Status</text:p>
        </text:list-item>
        <text:list-item>
          <text:p text:style-name="P2">Abort Task</text:p>
        </text:list-item>
        <text:list-item>
          <text:p text:style-name="P2">Get Result</text:p>
        </text:list-item>
      </text:list>
      <text:p text:style-name="P1"/>
      <text:p text:style-name="P1">Supported Commands (Distribution → Controller):</text:p>
      <text:list xml:id="list4372159811947741784" text:style-name="L2">
        <text:list-item>
          <text:p text:style-name="P3">Task Error</text:p>
        </text:list-item>
        <text:list-item>
          <text:p text:style-name="P3">Task Finished</text:p>
        </text:list-item>
      </text:list>
      <text:p text:style-name="P1"/>
      <text:p text:style-name="P5">Start Task</text:p>
      <text:p text:style-name="P1">Controller supplies configuration which is structured in the following way:</text:p>
      <text:p text:style-name="P1"><text:tab/><text:span text:style-name="T3">unsigned int<text:tab/>controller_ip</text:span></text:p>
      <text:p text:style-name="P6"><text:span text:style-name="T1"><text:tab/>unsigned short<text:tab/>controller_port</text:span></text:p>
      <text:p text:style-name="P6"><text:span text:style-name="T1"><text:tab/>unsigned int<text:tab/>redis_ip</text:span></text:p>
      <text:p text:style-name="P6"><text:span text:style-name="T1"><text:tab/>unsigned short<text:tab/>redis_port</text:span></text:p>
      <text:p text:style-name="P6"><text:span text:style-name="T1"><text:tab/>unsigned int<text:tab/>osrm_ip</text:span></text:p>
      <text:p text:style-name="P6"><text:span text:style-name="T1"><text:tab/>unsigned short<text:tab/>osrm_port</text:span></text:p>
      <text:p text:style-name="P6"><text:span text:style-name="T1"><text:tab/>signed int<text:tab/><text:tab/>random_seed</text:span></text:p>
      <text:p text:style-name="P6"><text:span text:style-name="T1"><text:tab/>unsigned int<text:tab/>task_count</text:span></text:p>
      <text:p text:style-name="P6"><text:span text:style-name="T1"><text:tab/>task[]<text:tab/><text:tab/>tasks</text:span></text:p>
      <text:p text:style-name="P6"><text:span text:style-name="T1"><text:tab/>{</text:span></text:p>
      <text:p text:style-name="P6"><text:span text:style-name="T1"><text:tab/><text:tab/>unsigned int<text:tab/>task_id</text:span></text:p>
      <text:p text:style-name="P6"><text:span text:style-name="T1"><text:tab/><text:tab/>signed float<text:tab/>longitude</text:span></text:p>
      <text:p text:style-name="P6"><text:span text:style-name="T1"><text:tab/><text:tab/>signed float<text:tab/>latitude</text:span></text:p>
      <text:p text:style-name="P6"><text:span text:style-name="T1"><text:tab/><text:tab/>unsigned int<text:tab/>time_on_task</text:span></text:p>
      <text:p text:style-name="P6"><text:span text:style-name="T1"><text:tab/><text:tab/>boolean<text:tab/><text:tab/>can_rearrange<text:tab/>//not used atm</text:span></text:p>
      <text:p text:style-name="P6"><text:span text:style-name="T1"><text:tab/>}</text:span></text:p>
      <text:p text:style-name="P6"><text:span text:style-name="T1"><text:tab/>unsigned int<text:tab/>worker_count</text:span></text:p>
      <text:p text:style-name="P6"><text:span text:style-name="T1"><text:tab/>worker[]<text:tab/><text:tab/>workers</text:span></text:p>
      <text:p text:style-name="P1"><text:span text:style-name="T2"><text:tab/>{</text:span></text:p>
      <text:p text:style-name="P1"><text:span text:style-name="T2"><text:tab/><text:tab/>// ?? nothing in the task optimizer implementation</text:span></text:p>
      <text:p text:style-name="P1"><text:span text:style-name="T2"><text:tab/><text:tab/>unsigned int<text:tab/>worker_id</text:span></text:p>
      <text:p text:style-name="P1"><text:span text:style-name="T2"><text:tab/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4:08:00.71</meta:creation-date>
    <dc:date>2012-10-18T15:26:16.60</dc:date>
    <meta:editing-duration>PT32M3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38" meta:word-count="176" meta:character-count="1239"/>
  </office:meta>
</office:document-meta>
</file>